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c956a" officeooo:paragraph-rsid="001c956a"/>
    </style:style>
    <style:style style:name="P2" style:family="paragraph" style:parent-style-name="Header">
      <style:paragraph-properties fo:text-align="end" style:justify-single-word="false"/>
      <style:text-properties officeooo:rsid="0034b021" officeooo:paragraph-rsid="0034b021"/>
    </style:style>
    <style:style style:name="P3" style:family="paragraph" style:parent-style-name="Footer">
      <style:paragraph-properties fo:text-align="end" style:justify-single-word="false"/>
    </style:style>
    <style:style style:name="P4" style:family="paragraph" style:parent-style-name="Text_20_body">
      <style:text-properties officeooo:rsid="001108e0" officeooo:paragraph-rsid="001108e0"/>
    </style:style>
    <style:style style:name="P5" style:family="paragraph" style:parent-style-name="Text_20_body">
      <style:text-properties officeooo:rsid="00218adb" officeooo:paragraph-rsid="00218adb"/>
    </style:style>
    <style:style style:name="P6" style:family="paragraph" style:parent-style-name="Text_20_body">
      <style:text-properties style:font-name="Liberation Serif" fo:font-style="normal" officeooo:rsid="0029d3d6" officeooo:paragraph-rsid="0029d3d6" style:font-style-asian="normal" style:font-style-complex="normal"/>
    </style:style>
    <style:style style:name="P7" style:family="paragraph" style:parent-style-name="Text_20_body">
      <style:text-properties style:font-name="Liberation Serif" fo:font-style="normal" officeooo:rsid="00427544" officeooo:paragraph-rsid="00427544" style:font-style-asian="normal" style:font-style-complex="normal"/>
    </style:style>
    <style:style style:name="P8" style:family="paragraph" style:parent-style-name="Text_20_body">
      <style:text-properties officeooo:rsid="003948e8" officeooo:paragraph-rsid="003948e8"/>
    </style:style>
    <style:style style:name="P9" style:family="paragraph" style:parent-style-name="Text_20_body">
      <style:text-properties officeooo:rsid="003a5d17" officeooo:paragraph-rsid="003a5d17"/>
    </style:style>
    <style:style style:name="P10" style:family="paragraph" style:parent-style-name="Text_20_body">
      <style:text-properties officeooo:rsid="003bfe11" officeooo:paragraph-rsid="003bfe11"/>
    </style:style>
    <style:style style:name="P11" style:family="paragraph" style:parent-style-name="Text_20_body">
      <style:text-properties officeooo:rsid="003f08c9" officeooo:paragraph-rsid="003f08c9"/>
    </style:style>
    <style:style style:name="P12" style:family="paragraph" style:parent-style-name="Text_20_body">
      <style:text-properties officeooo:rsid="00410503" officeooo:paragraph-rsid="00410503"/>
    </style:style>
    <style:style style:name="P13" style:family="paragraph" style:parent-style-name="Text_20_body">
      <style:text-properties fo:font-style="normal" fo:font-weight="normal" officeooo:rsid="003a5d17" officeooo:paragraph-rsid="003a5d17" style:font-style-asian="normal" style:font-weight-asian="normal" style:font-style-complex="normal" style:font-weight-complex="normal"/>
    </style:style>
    <style:style style:name="P14" style:family="paragraph" style:parent-style-name="Text_20_body">
      <style:text-properties fo:font-weight="normal" officeooo:rsid="003a5d17" officeooo:paragraph-rsid="003a5d17" style:font-weight-asian="normal" style:font-weight-complex="normal"/>
    </style:style>
    <style:style style:name="P15" style:family="paragraph" style:parent-style-name="Text_20_body" style:list-style-name="L1"/>
    <style:style style:name="P16" style:family="paragraph" style:parent-style-name="Text_20_body" style:list-style-name="L1">
      <style:text-properties officeooo:rsid="00427544" officeooo:paragraph-rsid="00427544"/>
    </style:style>
    <style:style style:name="P17" style:family="paragraph" style:parent-style-name="Text_20_body" style:list-style-name="L1">
      <style:text-properties officeooo:rsid="0014679f" officeooo:paragraph-rsid="00410503"/>
    </style:style>
    <style:style style:name="P18" style:family="paragraph" style:parent-style-name="Text_20_body" style:list-style-name="L1">
      <style:text-properties officeooo:rsid="0029d3d6" officeooo:paragraph-rsid="0029d3d6"/>
    </style:style>
    <style:style style:name="P19" style:family="paragraph" style:parent-style-name="Text_20_body" style:list-style-name="L2">
      <style:text-properties style:font-name="Liberation Serif" fo:font-style="normal" officeooo:rsid="004a7a23" officeooo:paragraph-rsid="004a7a23" style:font-style-asian="normal" style:font-style-complex="normal"/>
    </style:style>
    <style:style style:name="P20" style:family="paragraph" style:parent-style-name="Text_20_body" style:list-style-name="L2">
      <style:text-properties style:font-name="Liberation Serif" fo:font-style="normal" officeooo:rsid="004aa75c" officeooo:paragraph-rsid="004aa75c" style:font-style-asian="normal" style:font-style-complex="normal"/>
    </style:style>
    <style:style style:name="P21" style:family="paragraph" style:parent-style-name="Text_20_body">
      <style:text-properties style:font-name="Liberation Serif" fo:font-style="normal" officeooo:rsid="004aa75c" officeooo:paragraph-rsid="004aa75c" style:font-style-asian="normal" style:font-style-complex="normal"/>
    </style:style>
    <style:style style:name="P22" style:family="paragraph" style:parent-style-name="Heading_20_1">
      <style:text-properties officeooo:rsid="001108e0" officeooo:paragraph-rsid="001108e0"/>
    </style:style>
    <style:style style:name="P23" style:family="paragraph" style:parent-style-name="Heading_20_1">
      <style:text-properties officeooo:rsid="001301cd" officeooo:paragraph-rsid="001301cd"/>
    </style:style>
    <style:style style:name="P24" style:family="paragraph" style:parent-style-name="Heading_20_1">
      <style:text-properties officeooo:rsid="0013bc02" officeooo:paragraph-rsid="0013bc02"/>
    </style:style>
    <style:style style:name="P25" style:family="paragraph" style:parent-style-name="Heading_20_1" style:list-style-name="">
      <style:text-properties officeooo:rsid="0016153d" officeooo:paragraph-rsid="0017b577"/>
    </style:style>
    <style:style style:name="P26" style:family="paragraph" style:parent-style-name="Heading_20_1">
      <style:paragraph-properties fo:break-before="page"/>
      <style:text-properties officeooo:rsid="0016153d" officeooo:paragraph-rsid="0017b577"/>
    </style:style>
    <style:style style:name="P27" style:family="paragraph" style:parent-style-name="Heading_20_2">
      <style:text-properties officeooo:rsid="003bfe11" officeooo:paragraph-rsid="003bfe11"/>
    </style:style>
    <style:style style:name="P28" style:family="paragraph" style:parent-style-name="Heading_20_2">
      <style:text-properties officeooo:rsid="0013bc02" officeooo:paragraph-rsid="0013bc02"/>
    </style:style>
    <style:style style:name="P29"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style:style>
    <style:style style:name="P3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1"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Mono" fo:font-size="10pt" fo:letter-spacing="normal" fo:language="es" fo:country="AR"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32" style:family="paragraph">
      <style:paragraph-properties fo:text-align="center"/>
    </style:style>
    <style:style style:name="T1" style:family="text">
      <style:text-properties officeooo:rsid="0034b021"/>
    </style:style>
    <style:style style:name="T2" style:family="text">
      <style:text-properties fo:font-weight="bold" style:font-weight-asian="bold" style:font-weight-complex="bold"/>
    </style:style>
    <style:style style:name="T3" style:family="text">
      <style:text-properties fo:font-weight="bold" officeooo:rsid="001fc9ed" style:font-weight-asian="bold"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200606" style:font-style-asian="normal" style:font-weight-asian="normal" style:font-style-complex="normal" style:font-weight-complex="normal"/>
    </style:style>
    <style:style style:name="T6" style:family="text">
      <style:text-properties style:font-name="Nimbus Mono L"/>
    </style:style>
    <style:style style:name="T7" style:family="text">
      <style:text-properties style:font-name="Nimbus Mono L" officeooo:rsid="00410503"/>
    </style:style>
    <style:style style:name="T8" style:family="text">
      <style:text-properties style:font-name="Nimbus Mono L" officeooo:rsid="0042661d"/>
    </style:style>
    <style:style style:name="T9" style:family="text">
      <style:text-properties style:font-name="Nimbus Mono L" officeooo:rsid="00426edc"/>
    </style:style>
    <style:style style:name="T10" style:family="text">
      <style:text-properties style:font-name="Nimbus Mono L" fo:font-weight="normal" style:font-weight-asian="normal" style:font-weight-complex="normal"/>
    </style:style>
    <style:style style:name="T11" style:family="text">
      <style:text-properties style:font-name="Nimbus Mono L" fo:font-weight="normal" officeooo:rsid="004a7a23" style:font-weight-asian="normal" style:font-weight-complex="normal"/>
    </style:style>
    <style:style style:name="T12" style:family="text">
      <style:text-properties style:font-name="Liberation Sans" officeooo:rsid="0014679f"/>
    </style:style>
    <style:style style:name="T13" style:family="text">
      <style:text-properties style:font-name="Liberation Serif"/>
    </style:style>
    <style:style style:name="T14" style:family="text">
      <style:text-properties style:font-name="Liberation Serif" officeooo:rsid="00410503"/>
    </style:style>
    <style:style style:name="T15" style:family="text">
      <style:text-properties style:font-name="Liberation Serif" officeooo:rsid="0042661d"/>
    </style:style>
    <style:style style:name="T16" style:family="text">
      <style:text-properties style:font-name="Liberation Serif" officeooo:rsid="00426edc"/>
    </style:style>
    <style:style style:name="T17" style:family="text">
      <style:text-properties officeooo:rsid="0017b577"/>
    </style:style>
    <style:style style:name="T18" style:family="text">
      <style:text-properties officeooo:rsid="001fc9ed"/>
    </style:style>
    <style:style style:name="T19" style:family="text">
      <style:text-properties fo:font-weight="normal" style:font-weight-asian="normal" style:font-weight-complex="normal"/>
    </style:style>
    <style:style style:name="T20" style:family="text">
      <style:text-properties fo:font-weight="normal" officeooo:rsid="0029d3d6" style:font-weight-asian="normal" style:font-weight-complex="normal"/>
    </style:style>
    <style:style style:name="T21" style:family="text">
      <style:text-properties fo:font-weight="normal" officeooo:rsid="004aa75c" style:font-weight-asian="normal" style:font-weight-complex="normal"/>
    </style:style>
    <style:style style:name="T22" style:family="text">
      <style:text-properties officeooo:rsid="00200606"/>
    </style:style>
    <style:style style:name="T23" style:family="text">
      <style:text-properties officeooo:rsid="0035e27b"/>
    </style:style>
    <style:style style:name="T24" style:family="text">
      <style:text-properties officeooo:rsid="00376c46"/>
    </style:style>
    <style:style style:name="T25" style:family="text">
      <style:text-properties officeooo:rsid="003d0bdb"/>
    </style:style>
    <style:style style:name="T26" style:family="text">
      <style:text-properties officeooo:rsid="003fb00f"/>
    </style:style>
    <style:style style:name="T27" style:family="text">
      <style:text-properties officeooo:rsid="004471bb"/>
    </style:style>
    <style:style style:name="T28" style:family="text">
      <style:text-properties officeooo:rsid="00490b92"/>
    </style:style>
    <style:style style:name="T29" style:family="text">
      <style:text-properties officeooo:rsid="004a7a23"/>
    </style:style>
    <style:style style:name="T30" style:family="text">
      <style:text-properties officeooo:rsid="004aa75c"/>
    </style:style>
    <style:style style:name="T31" style:family="text">
      <style:text-properties fo:font-variant="normal" fo:text-transform="none" style:use-window-font-color="true" style:text-outline="false" style:text-line-through-style="none" style:text-line-through-type="none" style:text-position="0% 100%" style:font-name="Liberation Mono" fo:font-size="10pt" fo:letter-spacing="normal" fo:language="es" fo:country="AR"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text-position="0% 100%" style:font-name="Liberation Mono" fo:font-size="10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000000" draw:fill="none" draw:fill-color="#ffffff" draw:textarea-vertical-align="middle" fo:min-height="0.8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draw:textarea-vertical-align="middle" fo:min-height="1.1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draw:textarea-vertical-align="middle" fo:min-height="0.5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marker-start="" draw:marker-end="Arrowheads_20_1" draw:fill="none" draw:fill-color="#ffffff" draw:textarea-vertical-align="middle" fo:min-height="0.5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draw:textarea-vertical-align="middle" fo:min-height="1.063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marker-start="" draw:marker-end="Arrowheads_20_1" draw:fill="none" draw:fill-color="#ffffff" draw:textarea-vertical-align="middle" fo:min-height="0.6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marker-end="Arrowheads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Introducción</text:h>
      <text:p text:style-name="P4">El presente informe reúne la documentación de la solución del <text:span text:style-name="T23">cuarto</text:span> trabajo practico de la materia <text:span text:style-name="T2">Taller de Programación I</text:span> que consiste en desarrollar un <text:span text:style-name="T24">remake del videojuego de estrategia Dune</text:span> en <text:span text:style-name="T2">C</text:span><text:span text:style-name="T3">++</text:span> utilizando los conceptos del paradigma de la <text:span text:style-name="T22">programación</text:span> <text:span text:style-name="T18">orientada a objetos</text:span> vistos hasta ahora en el curso.</text:p>
      <text:h text:style-name="P23" text:outline-level="1">Problema</text:h>
      <text:p text:style-name="P8"><text:span text:style-name="T5">C</text:span><text:span text:style-name="T4">onsiste en desarrollar un remake del videojuego Dune, multijugador en linea. La aplicación debe soportar al menos un juego para una cantidad arbitraria de jugadores (al menos dos por la jugabilidad).</text:span></text:p>
      <text:p text:style-name="P13">Dune es un juego de estrategia en tiempo real, en el que cada jugador controla una civilización y debe sobreponerse a los otros jugadores para ganar. Los jugadores pueden crear unidades para pelear o para recolectar especia, necesaria para la economía de la civilización. Cada jugador tiene un centro de construcción, que es el edificio principal de la civilización. Si un jugador pierde su centro de construcción, este pierde y debe abandonar el juego.</text:p>
      <text:h text:style-name="P24" text:outline-level="1">Solución</text:h>
      <text:p text:style-name="P9"><text:span text:style-name="T20">S</text:span><text:span text:style-name="T19">on tres aplicaciones, una para el servidor, otra para el cliente y otra para el editor de escenarios.</text:span></text:p>
      <text:p text:style-name="P14">Al ser un juego en tiempo real, todos los clientes deben actualizar sus movimientos al servidor. Aquí se encuentra el modelo del juego, que se actualiza según los eventos recibidos por el cliente. Una vez procesados los eventos, el servidor envía el estado actual del juego a todos los clientes a un ritmo constante. De esta forma los clientes se mantienen actualizados entre si y todos los cambios son controlados por el servidor. El servidor es una aplicación de consola.</text:p>
      <text:p text:style-name="P14">El cliente es una aplicación grafica hecha con Qt y SDL. Tiene dos funciones: 1. Recibe el estado del juego actual enviado por el servidor y lo grafica con SDL. 2. Obtiene las acciones del cliente (mouse, teclado, etc), las procesa en forma de eventos y se las envia al servidor para que actualiza el modelo.</text:p>
      <text:p text:style-name="P14">El editor es una aplicación de Qt con la capacidad de crear escenarios y almacenarlos en un archivo, que luego procesa el servidor para usar como escenario durante un juego.</text:p>
      <text:h text:style-name="P27" text:outline-level="2">Funcionalidades alcanzadas</text:h>
      <text:p text:style-name="P10">En esta preentrega, el servidor y el cliente cuentan con la capacidad de levantar eventos y procesarlos. Es decir, la arquitectura principal cliente servidor ya fue desarrollada. El cliente ya es capa<text:span text:style-name="T28">z</text:span> de levantar las acciones del usuario y enviárselas al servidor, así como graficar los estados recibidos de este. <text:span text:style-name="T25">El servidor recibe eventos y actualiza el modelo del juego.</text:span></text:p>
      <text:p text:style-name="P11"><text:soft-page-break/>En cuanto al modelo, ya se tiene una unidad moviéndose en función a las acciones del usuario (clicks del mouse). Cada jugador puede mover solamente su unidad y cada jugador comienza la partida con un centro de <text:span text:style-name="T26">construcción.</text:span></text:p>
      <text:h text:style-name="P28" text:outline-level="2">Modelo</text:h>
      <text:p text:style-name="P5">Se modela con clases de C++:</text:p>
      <text:p text:style-name="P12">La clases principales del servidor son:</text:p>
      <text:list xml:id="list4289624957" text:style-name="L1">
        <text:list-item>
          <text:p text:style-name="P15"><text:span text:style-name="T7">Accepter</text:span><text:span text:style-name="T12"> </text:span><text:span text:style-name="T14">escucha conexiones de los clientes y crea un objecto </text:span><text:span text:style-name="T7">ClientThread</text:span><text:span text:style-name="T14"> para cada uno de ellos. Termina cuando llega a la cantidad deseada de jugadores.</text:span></text:p>
        </text:list-item>
        <text:list-item>
          <text:p text:style-name="P16"><text:span text:style-name="T7">ClientThread</text:span><text:span text:style-name="T14"> </text:span><text:span text:style-name="T13">es la clase que administra la conexión de un cliente. Corre en su propio thread y su funcion es recibir los mensajes del cliente, convertirlos a eventos y enviarselos a la clase </text:span><text:span text:style-name="T7">Game</text:span><text:span text:style-name="T13"> para que los procese.</text:span></text:p>
        </text:list-item>
        <text:list-item>
          <text:p text:style-name="P17"><text:span text:style-name="T7">Game</text:span><text:span text:style-name="T14"> comienza su ejecución cuando finaliza </text:span><text:span text:style-name="T7">Accepter</text:span><text:span text:style-name="T14">. Comienza por enviar las configuraciones iniciales del juego y luego entra a un loop que finaliza cuando termina el juego. En este loop: 1. Se obtienen todos los eventos recibidos por los clientes. 2. A partir de esos eventos, se actualiza el modelo. 3. ejecuta el tick, es decir, se le hace saber a todos los objectos del juego que paso tiempo. 4. Obtiene los nuevos estados de los objectos del modelo y se los envía a cada cliente.</text:span></text:p>
        </text:list-item>
        <text:list-item>
          <text:p text:style-name="P18"><text:span text:style-name="T8">GameControler</text:span><text:span text:style-name="T15"> es la clase que relaciona los eventos enviados por el cliente con el modelo. Para cada tipo de evento ejecuta distintos métodos del modelo. Ademas, almacena los objectos relacionados al juego en si.</text:span></text:p>
        </text:list-item>
        <text:list-item>
          <text:p text:style-name="P18"><text:span text:style-name="T9">Model</text:span><text:span text:style-name="T16"> es un paquete que contiene a todas las clases que representan al modelo: </text:span><text:span text:style-name="T7">GameObject</text:span><text:span text:style-name="T16">, </text:span><text:span text:style-name="T7">WalkingUnit</text:span><text:span text:style-name="T16">, </text:span><text:span text:style-name="T7">Map</text:span><text:span text:style-name="T16">, </text:span><text:span text:style-name="T7">Building</text:span><text:span text:style-name="T16">, etc...</text:span></text:p>
        </text:list-item>
      </text:list>
      <text:p text:style-name="P7">Para la comunicación entre el hilo del juego y el hilo del cliente se usa una Shaque (shared queue). El cliente pushea los eventos a la shaque y Game los popea en el paso 1 de la <text:span text:style-name="T27">descripción</text:span> de Game.</text:p>
      <text:p text:style-name="P6"><text:span text:style-name="T29">Por otro lado las clases principales del Cliente son</text:span>:</text:p>
      <text:list xml:id="list636086266" text:style-name="L2">
        <text:list-item>
          <text:p text:style-name="P19"><text:span text:style-name="T6">Client</text:span> es la clase principal que se instancia con los parámetros recibidos por el usuario, conteniendo el host y el puerto correspondiente al Server. Esta clase realiza la conexión por el Socket y espera a recibir una comunicación por parte del Server indicándole que comienza el juego, junto con alguna configuración más (player_id y mapa del juego). Luego de ello, instancia tres nuevos threads: EventsLooperThread, EventsReceptorThread y EventsSenderThread. Además instancia los atributos compartidos por los distintos threads y los pasa por referencia. Estos se detallaran mas adelante.</text:p>
        </text:list-item>
        <text:list-item>
          <text:p text:style-name="P20"><text:span text:style-name="T6">EventsReceptorThread </text:span>es un thread cuya única responsabilidad es recibir eventos del Server a través del Socket. Cómo la recepción de eventos es una función bloqueante, se <text:soft-page-break/>decidió mover esta funcionalidad a un thread separado. Una vez que recibe un evento, este es agregado a una SharedQueue de Eventos. Este thread terminará cuando se cierre la conexión con el Socket.</text:p>
        </text:list-item>
        <text:list-item>
          <text:p text:style-name="P19"><text:span text:style-name="T6">EventsLooperThread</text:span> es el <text:span text:style-name="T30">thread</text:span> principal del juego y como su nombre lo indica realiza el Event Loop correspondiente a los eventos producidos por la intervención del usuario (click con el mouse, con flechas, etc). Este thread instancia un WindowController, que es la clase principal que controla la ventana, y realiza el Event Loop del juego, <text:span text:style-name="T30">enviando los eventos que sucedan al WindowController</text:span>. <text:span text:style-name="T21">Pushea cada uno de los mensajes que se deben enviar al server a una BlockingQueue, de forma que la acción propia del envío de los mensajes es delegada. Además popea los updates recibidos por el EventsReceptorThread y utiliza esa información para actualizar la vista. Este thread terminará cuando se cierre la conexión con el Socket.</text:span></text:p>
        </text:list-item>
        <text:list-item>
          <text:p text:style-name="P20"><text:span text:style-name="T11">Events</text:span><text:span text:style-name="T10">Sender</text:span><text:span text:style-name="T11">Thread</text:span><text:span text:style-name="T19"> es un thread cuya única responsabilidad es enviar eventos del Cliente al Server a través del socket. Si bien el envío de mensajes no es una función bloqueante, se decidió mover esta funcionalidad a un thread aparte y utilizar una BlockingQueue, de forma que el thread no se quede en un ciclo while hasta que llegue un evento. Cómo este thread se queda bloqueado al esperar un nuevo evento en la BlockingQueue, se forzará la terminación del mismo desde la clase Client agregando un nuevo elemento a la cola (de forma que se desbloquee y falle al tratar de enviar el evento a través del Socket)</text:span></text:p>
        </text:list-item>
        <text:list-item>
          <text:p text:style-name="P20"><text:span text:style-name="T10">WindowController</text:span><text:span text:style-name="T19"> es la clase que controla todo lo que sucede en la ventana. Tiene la lógica para renderizar la misma, el terreno, el panel y los updates recibidos por el EventsLooperThread. Esta contiene a su vez las clases TerrainController y ButtonsController, quienes se encargan de la lógica respecto al terreno y a los botones respectivamente. Esta clase sin embargo es la que organiza configuraciones que afectan a toda la ventana, tales como el tamaño de la misma, la resolución, y la porción que ocupa cada uno de los subcontroladores dentro de la pantalla general.</text:span></text:p>
        </text:list-item>
      </text:list>
      <text:p text:style-name="P21"><text:span text:style-name="T19"/></text:p>
      <text:h text:style-name="P25" text:outline-level="1"/>
      <text:h text:style-name="P26" text:outline-level="1">Diagrama</text:h>
      <text:p text:style-name="Heading"><draw:frame text:anchor-type="paragraph" draw:z-index="0" draw:name="Shape1" draw:style-name="gr1" draw:text-style-name="P31" svg:width="1.4276in" svg:height="0.8752in" svg:x="3.0807in" svg:y="0.6374in"><draw:text-box><text:p text:style-name="P29"><text:span text:style-name="T31"><text:s text:c="2"/></text:span><text:span text:style-name="T31">GameController </text:span></text:p><text:p text:style-name="P29"><text:span text:style-name="T31"><text:s text:c="17"/></text:span></text:p><text:p text:style-name="P30"><text:span text:style-name="T32">-rightClick();</text:span></text:p><text:p text:style-name="P30"><text:span text:style-name="T32">-leftClick();</text:span></text:p><text:p text:style-name="P30"><text:span text:style-name="T32">-tick();</text:span></text:p></draw:text-box></draw:frame><draw:frame text:anchor-type="paragraph" draw:z-index="1" draw:name="Shape1" draw:style-name="gr2" draw:text-style-name="P31" svg:width="1.4587in" svg:height="1.1043in" svg:x="1.1846in" svg:y="0.6366in"><draw:text-box><text:p text:style-name="P29"><text:span text:style-name="T31"><text:s text:c="6"/></text:span><text:span text:style-name="T31">Game <text:s text:c="6"/></text:span></text:p><text:p text:style-name="P29"><text:span text:style-name="T31"><text:s text:c="17"/></text:span></text:p><text:p text:style-name="P30"><text:span text:style-name="T32">-start();</text:span></text:p><text:p text:style-name="P30"><text:span text:style-name="T32">+updateModel();</text:span></text:p><text:p text:style-name="P30"><text:span text:style-name="T32">+updateClients();</text:span></text:p></draw:text-box></draw:frame><draw:frame text:anchor-type="paragraph" draw:z-index="2" draw:name="Shape1" draw:style-name="gr3" draw:text-style-name="P31" svg:width="1.1043in" svg:height="0.5732in" svg:x="1.3929in" svg:y="1.9016in"><draw:text-box><text:p text:style-name="P29"><text:span text:style-name="T31"><text:s text:c="2"/></text:span><text:span text:style-name="T31">Accepter <text:s text:c="2"/></text:span></text:p><text:p text:style-name="P29"><text:span text:style-name="T31"><text:s text:c="13"/></text:span></text:p><text:p text:style-name="P30"><text:span text:style-name="T32">-start();</text:span></text:p></draw:text-box></draw:frame><draw:frame text:anchor-type="paragraph" draw:z-index="3" draw:name="Shape1" draw:style-name="gr4" draw:text-style-name="P31" svg:width="1.1043in" svg:height="0.5732in" svg:x="-0.4299in" svg:y="1.339in"><draw:text-box><text:p text:style-name="P29"><text:span text:style-name="T31"><text:s text:c="4"/></text:span><text:span text:style-name="T31">main <text:s text:c="4"/></text:span></text:p><text:p text:style-name="P29"><text:span text:style-name="T31"><text:s text:c="13"/></text:span></text:p><text:p text:style-name="P30"><text:span text:style-name="T32"/></text:p></draw:text-box></draw:frame><draw:frame text:anchor-type="paragraph" draw:z-index="4" draw:name="Shape1" draw:style-name="gr5" draw:text-style-name="P31" svg:width="1.8961in" svg:height="1.0634in" svg:x="5.0807in" svg:y="0.4909in"><draw:text-box><text:p text:style-name="P29"><text:span text:style-name="T31"><text:s text:c="6"/></text:span><text:span text:style-name="T31">GameObject <text:s text:c="5"/></text:span></text:p><text:p text:style-name="P29"><text:span text:style-name="T31"><text:s text:c="23"/></text:span></text:p><text:p text:style-name="P30"><text:span text:style-name="T32">-tick();</text:span></text:p><text:p text:style-name="P30"><text:span text:style-name="T32">-select();</text:span></text:p><text:p text:style-name="P30"><text:span text:style-name="T32">-handleRightClick();</text:span></text:p></draw:text-box></draw:frame><draw:line text:anchor-type="paragraph" draw:z-index="5" draw:name="Shape2" draw:style-name="gr6" draw:text-style-name="P32" svg:x1="0.6744in" svg:y1="1.6583in" svg:x2="1.1846in" svg:y2="1.2311in"><text:p/></draw:line><draw:line text:anchor-type="paragraph" draw:z-index="6" draw:name="Shape2" draw:style-name="gr6" draw:text-style-name="P32" svg:x1="4.5075in" svg:y1="1.0957in" svg:x2="5.0803in" svg:y2="1.0957in"><text:p/></draw:line><draw:line text:anchor-type="paragraph" draw:z-index="7" draw:name="Shape2" draw:style-name="gr6" draw:text-style-name="P32" svg:x1="2.6429in" svg:y1="1.3039in" svg:x2="3.0803in" svg:y2="1.0957in"><text:p/></draw:line><draw:line text:anchor-type="paragraph" draw:z-index="8" draw:name="Shape2" draw:style-name="gr6" draw:text-style-name="P32" svg:x1="0.6744in" svg:y1="1.6583in" svg:x2="1.3933in" svg:y2="2.1791in"><text:p/></draw:line><draw:frame text:anchor-type="paragraph" draw:z-index="9" draw:name="Shape1" draw:style-name="gr7" draw:text-style-name="P31" svg:width="1.1043in" svg:height="0.6315in" svg:x="5.7681in" svg:y="2.1118in"><draw:text-box><text:p text:style-name="P29"><text:span text:style-name="T31"><text:s/></text:span><text:span text:style-name="T31">WalkingUnit <text:s/></text:span></text:p><text:p text:style-name="P29"><text:span text:style-name="T31"><text:s text:c="13"/></text:span></text:p><text:p text:style-name="P30"><text:span text:style-name="T32">+step()</text:span></text:p><text:p text:style-name="P30"><text:span text:style-name="T32">+findPath();</text:span></text:p></draw:text-box></draw:frame><draw:line text:anchor-type="paragraph" draw:z-index="10" draw:name="Shape2" draw:style-name="gr8" draw:text-style-name="P32" svg:x1="6.2681in" svg:y1="2.1118in" svg:x2="6.2681in" svg:y2="1.5543in"><text:p/></draw:line>Diagrama 1: <text:span text:style-name="T17">diagrama UML de los componentes principales del servid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heads_20_1" draw:display-name="Arrowheads 1" svg:viewBox="0 0 20 30" svg:d="M10 0l-10 30h20z"/>
    <draw:marker draw:name="Arrowheads_20_2" draw:display-name="Arrowheads 2" svg:viewBox="0 0 1131 1131" svg:d="M0 564l564 567 567-567-567-564z"/>
    <draw:marker draw:name="Arrowheads_20_3" draw:display-name="Arrowheads 3" svg:viewBox="0 0 3000 3000" svg:d="M1500 0l1500 3000h-3000zM1500 447l-1176 2353h2353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1965in"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style:page-number="auto"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c956a" officeooo:paragraph-rsid="001c956a"/>
    </style:style>
    <style:style style:name="MP2" style:family="paragraph" style:parent-style-name="Header">
      <style:paragraph-properties fo:text-align="end" style:justify-single-word="false"/>
      <style:text-properties officeooo:rsid="0034b021" officeooo:paragraph-rsid="0034b021"/>
    </style:style>
    <style:style style:name="MP3" style:family="paragraph" style:parent-style-name="Footer">
      <style:paragraph-properties fo:text-align="end" style:justify-single-word="false"/>
    </style:style>
    <style:style style:name="MT1" style:family="text">
      <style:text-properties officeooo:rsid="0034b021"/>
    </style:style>
    <style:style style:name="M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section text:style-name="MSect1" text:name="Section1">
          <text:p text:style-name="MP1">Matías Marcó del Pont, <text:span text:style-name="MT1">Gastón Tulipani</text:span></text:p>
          <text:p text:style-name="MP2">Dune remake</text:p>
        </text:section>
      </style:header>
      <style:footer>
        <text:p text:style-name="MP3"><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0T11:35:23.408028842</meta:creation-date>
    <dc:date>2018-11-20T16:24:28.085845489</dc:date>
    <meta:editing-duration>PT1H57M47S</meta:editing-duration>
    <meta:editing-cycles>36</meta:editing-cycles>
    <meta:generator>LibreOffice/6.1.3.2$MacOSX_X86_64 LibreOffice_project/86daf60bf00efa86ad547e59e09d6bb77c699acb</meta:generator>
    <dc:subject>Remote Java Virtual Machine</dc:subject>
    <dc:title>TP1</dc:title>
    <meta:document-statistic meta:table-count="0" meta:image-count="0" meta:object-count="0" meta:page-count="4" meta:paragraph-count="33" meta:word-count="1200" meta:character-count="7210" meta:non-whitespace-character-count="6053"/>
  </office:meta>
</office:document-meta>
</file>